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ootbe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UDA in Jav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cads </meta:initial-creator>
    <meta:creation-date>2015-11-05T10:45:41.337251482</meta:creation-date>
    <dc:date>2015-11-05T10:46:09.948633434</dc:date>
    <dc:creator>Scads </dc:creator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